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200" style:rotation-align="none"/>
    </style:style>
    <style:style style:name="ce4" style:family="table-cell" style:parent-style-name="Default">
      <style:table-cell-properties fo:background-color="#99ffff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3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1B01300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0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1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2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3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4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5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6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7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8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309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0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1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2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3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3040</text:p>
          </table:table-cell>
          <table:table-cell office:value-type="string" calcext:value-type="string">
            <text:p>aktif</text:p>
          </table:table-cell>
        </table:table-row>
      </table:table>
      <table:table table:name="2014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1B01400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0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1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2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3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4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5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6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7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8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09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01410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0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1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5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6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7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8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29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0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1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2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3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4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F1B114035</text:p>
          </table:table-cell>
          <table:table-cell office:value-type="string" calcext:value-type="string">
            <text:p>aktif</text:p>
          </table:table-cell>
        </table:table-row>
      </table:table>
      <table:table table:name="2015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1B11500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0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1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2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3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4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4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4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4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504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0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1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2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3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4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5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6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7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8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9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9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509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</table:table>
      <table:table table:name="2016" table:style-name="ta1"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1B01600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0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1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2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3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4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5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6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7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8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09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10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10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10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01610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0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1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5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6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7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8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29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30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31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32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33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4" office:value-type="string" calcext:value-type="string">
            <text:p>F1B116034</text:p>
          </table:table-cell>
          <table:table-cell office:value-type="string" calcext:value-type="string">
            <text:p>aktif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9:09:40.820982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3:13.313910314</meta:creation-date>
    <dc:date>2018-11-16T09:13:31.713815535</dc:date>
    <meta:editing-duration>PT15M8S</meta:editing-duration>
    <meta:editing-cycles>5</meta:editing-cycles>
    <meta:generator>LibreOffice/6.0.3.2$MacOSX_X86_64 LibreOffice_project/8f48d515416608e3a835360314dac7e47fd0b821</meta:generator>
    <meta:document-statistic meta:table-count="4" meta:cell-count="1379" meta:object-count="0"/>
  </office:meta>
</office:document-meta>
</file>